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04776"/>
          <table:table-cell office:value-type="float" office:value="0.005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70.0"/>
          <table:table-cell office:value-type="float" office:value="81.0"/>
          <table:table-cell office:value-type="float" office:value="180.0"/>
          <table:table-cell office:value-type="float" office:value="57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0.0"/>
          <table:table-cell office:value-type="float" office:value="542.0"/>
          <table:table-cell office:value-type="float" office:value="482.0"/>
          <table:table-cell office:value-type="float" office:value="380.0"/>
          <table:table-cell office:value-type="float" office:value="101.0"/>
          <table:table-cell office:value-type="float" office:value="8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0354251"/>
          <table:table-cell office:value-type="float" office:value="0.0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39.0"/>
          <table:table-cell office:value-type="float" office:value="218.0"/>
          <table:table-cell office:value-type="float" office:value="71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2.0"/>
          <table:table-cell office:value-type="float" office:value="524.0"/>
          <table:table-cell office:value-type="float" office:value="464.0"/>
          <table:table-cell office:value-type="float" office:value="376.0"/>
          <table:table-cell office:value-type="float" office:value="105.0"/>
          <table:table-cell office:value-type="float" office:value="8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446621"/>
          <table:table-cell office:value-type="float" office:value="0.0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9.0"/>
          <table:table-cell office:value-type="float" office:value="248.0"/>
          <table:table-cell office:value-type="float" office:value="82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4.0"/>
          <table:table-cell office:value-type="float" office:value="510.0"/>
          <table:table-cell office:value-type="float" office:value="450.0"/>
          <table:table-cell office:value-type="float" office:value="372.0"/>
          <table:table-cell office:value-type="float" office:value="109.0"/>
          <table:table-cell office:value-type="float" office:value="8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